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8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>
        <style:tab-stops>
          <style:tab-stop style:position="92.30pt"/>
          <style:tab-stop style:position="127.80pt"/>
        </style:tab-stops>
      </style:paragraph-properties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quisitos<text:s/></text:span><text:span text:style-name="T2">funcionias</text:span></text:p>
      <text:p text:style-name="P2"><text:span text:style-name="T3">[RF001] Clientes</text:span></text:p>
      <text:p text:style-name="P2"><text:span text:style-name="T4">O sistema permitira o cadastro de clientes e usuarios em um banco de dados informatizado, seguro e organizado.</text:span></text:p>
      <text:p text:style-name="P2"><text:span text:style-name="T5">[RF002] Produtos</text:span></text:p>
      <text:p text:style-name="P2"><text:span text:style-name="T6">O administrador poderá cadastrar, controlar e gerenciar seus produtos através do banco de dados.</text:span></text:p>
      <text:p text:style-name="P2"><text:span text:style-name="T7">[RF0003] Página de perfil do cliente</text:span></text:p>
      <text:p text:style-name="P2"><text:span text:style-name="T8">O cliente poderá gerenciar seu próprio perfil apenas podendo alterar seu nome, e mail e senha.</text:span></text:p>
      <text:p text:style-name="P2"><text:span text:style-name="T9">[RF0004] Administrador</text:span></text:p>
      <text:p text:style-name="P2"><text:span text:style-name="T10">O administrador<text:s text:c="2"/>tem sua pagina de controle de pedidos e de editar produtos.</text:span></text:p>
      <text:p text:style-name="P2"><text:span text:style-name="T10"/></text:p>
      <text:p text:style-name="P2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